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align="center" fo:text-indent="0cm"/>
      <style:text-properties fo:font-size="28pt"/>
    </style:style>
    <style:style style:name="P4" style:family="paragraph">
      <style:paragraph-properties fo:text-align="center"/>
      <style:text-properties fo:font-size="28pt"/>
    </style:style>
    <style:style style:name="T1" style:family="text">
      <style:text-properties fo:font-size="24pt"/>
    </style:style>
    <style:style style:name="T2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14.183cm" svg:height="6.183cm" svg:x="3.485cm" svg:y="2.868cm">
          <text:p/>
        </draw:ellipse>
        <draw:ellipse draw:style-name="gr2" draw:text-style-name="P2" draw:layer="layout" svg:width="6.2cm" svg:height="4.384cm" svg:x="4.468cm" svg:y="3.834cm">
          <text:p text:style-name="P2"><text:span text:style-name="T1">CCM Tools</text:span></text:p>
          <text:p text:style-name="P2"><text:span text:style-name="T1">IDL</text:span></text:p>
        </draw:ellipse>
        <draw:frame draw:style-name="gr3" draw:text-style-name="P4" draw:layer="layout" svg:width="6.907cm" svg:height="2.453cm" svg:x="10.718cm" svg:y="5.065cm">
          <draw:text-box>
            <text:p text:style-name="P3"><text:span text:style-name="T2">OMG CORBA </text:span></text:p>
            <text:p text:style-name="P3"><text:span text:style-name="T2">IDL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Egon Teiniker</meta:initial-creator>
    <meta:creation-date>2007-01-23T14:57:11</meta:creation-date>
    <dc:creator>Egon Teiniker</dc:creator>
    <dc:date>2007-01-23T15:55:31</dc:date>
    <dc:language>en-US</dc:language>
    <meta:editing-cycles>2</meta:editing-cycles>
    <meta:editing-duration>PT58M24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